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39pt"/>
    </style:style>
    <style:style style:name="co3" style:family="table-column">
      <style:table-column-properties fo:break-before="auto" style:column-width="7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shapes>
          <draw:frame draw:z-index="0" draw:style-name="gr1" draw:text-style-name="P1" svg:width="452.92pt" svg:height="254.78pt" svg:x="11.45pt" svg:y="87.17pt">
            <loext:p/>
            <draw:object draw:notify-on-update-of-ranges="Resultados.A3:Resultados.A4 Resultados.B1:Resultados.B2 Resultados.B3:Resultados.B4 Resultados.C1:Resultados.C2 Resultados.C3:Resultados.C4 Resultados.D1:Resultados.D2 Resultados.D3:Resultados.D4 Resultados.E1:Resultados.E2 Resultados.E3:Resultados.E4 Resultados.F1:Resultados.F2 Resultados.F3:Resultados.F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1">
          <table:table-cell office:value-type="string" calcext:value-type="string">
            <text:p>PLACES:cores|BIND:clo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0-16</text:p>
          </table:table-cell>
          <table:table-cell office:value-type="string" calcext:value-type="string">
            <text:p>8000-32</text:p>
          </table:table-cell>
          <table:table-cell office:value-type="string" calcext:value-type="string">
            <text:p>8000-64</text:p>
          </table:table-cell>
          <table:table-cell office:value-type="string" calcext:value-type="string">
            <text:p>8000-128</text:p>
          </table:table-cell>
          <table:table-cell office:value-type="string" calcext:value-type="string">
            <text:p>8000-256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table:formula="of:=AVERAGE([Sheet1.D2:.H2])" office:value-type="float" office:value="81.6084884" calcext:value-type="float">
            <text:p>81.6084884</text:p>
          </table:table-cell>
          <table:table-cell table:formula="of:=AVERAGE([Sheet1.D7:.H7])" office:value-type="float" office:value="49.3755872" calcext:value-type="float">
            <text:p>49.3755872</text:p>
          </table:table-cell>
          <table:table-cell table:formula="of:=AVERAGE([Sheet1.D12:.H12])" office:value-type="float" office:value="32.6216328" calcext:value-type="float">
            <text:p>32.6216328</text:p>
          </table:table-cell>
          <table:table-cell table:formula="of:=AVERAGE([Sheet1.D17:.H17])" office:value-type="float" office:value="24.8031282" calcext:value-type="float">
            <text:p>24.8031282</text:p>
          </table:table-cell>
          <table:table-cell table:formula="of:=AVERAGE([Sheet1.D22:.H22])" office:value-type="float" office:value="22.7495942" calcext:value-type="float">
            <text:p>22.7495942</text:p>
          </table:table-cell>
        </table:table-row>
        <table:table-row table:style-name="ro1">
          <table:table-cell office:value-type="string" calcext:value-type="string">
            <text:p>12 threads</text:p>
          </table:table-cell>
          <table:table-cell table:formula="of:=AVERAGE([Sheet1.D3:.H3])" office:value-type="float" office:value="54.9750632" calcext:value-type="float">
            <text:p>54.9750632</text:p>
          </table:table-cell>
          <table:table-cell table:formula="of:=AVERAGE([Sheet1.D8:.H8])" office:value-type="float" office:value="32.7814406" calcext:value-type="float">
            <text:p>32.7814406</text:p>
          </table:table-cell>
          <table:table-cell table:formula="of:=AVERAGE([Sheet1.D13:.H13])" office:value-type="float" office:value="23.3936902" calcext:value-type="float">
            <text:p>23.3936902</text:p>
          </table:table-cell>
          <table:table-cell table:formula="of:=AVERAGE([Sheet1.D18:.H18])" office:value-type="float" office:value="19.6468332" calcext:value-type="float">
            <text:p>19.6468332</text:p>
          </table:table-cell>
          <table:table-cell table:formula="of:=AVERAGE([Sheet1.D23:.H23])" office:value-type="float" office:value="17.3578688" calcext:value-type="float">
            <text:p>17.3578688</text:p>
          </table:table-cell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8000-16</text:p>
          </table:table-cell>
          <table:table-cell table:number-columns-repeated="7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82.321687" calcext:value-type="float">
            <text:p>82.321687</text:p>
          </table:table-cell>
          <table:table-cell office:value-type="float" office:value="81.204686" calcext:value-type="float">
            <text:p>81.204686</text:p>
          </table:table-cell>
          <table:table-cell office:value-type="float" office:value="82.24133" calcext:value-type="float">
            <text:p>82.24133</text:p>
          </table:table-cell>
          <table:table-cell office:value-type="float" office:value="81.128217" calcext:value-type="float">
            <text:p>81.128217</text:p>
          </table:table-cell>
          <table:table-cell office:value-type="float" office:value="81.146522" calcext:value-type="float">
            <text:p>81.146522</text:p>
          </table:table-cell>
          <table:table-cell table:formula="of:=AVERAGE([.D2:.H2])" office:value-type="float" office:value="81.6084884" calcext:value-type="float">
            <text:p>81.6084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6.085499" calcext:value-type="float">
            <text:p>56.085499</text:p>
          </table:table-cell>
          <table:table-cell office:value-type="float" office:value="54.220728" calcext:value-type="float">
            <text:p>54.220728</text:p>
          </table:table-cell>
          <table:table-cell office:value-type="float" office:value="54.63633" calcext:value-type="float">
            <text:p>54.63633</text:p>
          </table:table-cell>
          <table:table-cell office:value-type="float" office:value="55.616689" calcext:value-type="float">
            <text:p>55.616689</text:p>
          </table:table-cell>
          <table:table-cell office:value-type="float" office:value="54.31607" calcext:value-type="float">
            <text:p>54.31607</text:p>
          </table:table-cell>
          <table:table-cell table:formula="of:=AVERAGE([.D3:.H3])" office:value-type="float" office:value="54.9750632" calcext:value-type="float">
            <text:p>54.9750632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81.43278" calcext:value-type="float">
            <text:p>81.43278</text:p>
          </table:table-cell>
          <table:table-cell office:value-type="float" office:value="81.233889" calcext:value-type="float">
            <text:p>81.233889</text:p>
          </table:table-cell>
          <table:table-cell office:value-type="float" office:value="81.124009" calcext:value-type="float">
            <text:p>81.124009</text:p>
          </table:table-cell>
          <table:table-cell office:value-type="float" office:value="81.215745" calcext:value-type="float">
            <text:p>81.215745</text:p>
          </table:table-cell>
          <table:table-cell office:value-type="float" office:value="81.181483" calcext:value-type="float">
            <text:p>81.181483</text:p>
          </table:table-cell>
          <table:table-cell table:formula="of:=AVERAGE([.D4:.H4])" office:value-type="float" office:value="81.2375812" calcext:value-type="float">
            <text:p>81.2375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54.193232" calcext:value-type="float">
            <text:p>54.193232</text:p>
          </table:table-cell>
          <table:table-cell office:value-type="float" office:value="55.368311" calcext:value-type="float">
            <text:p>55.368311</text:p>
          </table:table-cell>
          <table:table-cell office:value-type="float" office:value="54.149488" calcext:value-type="float">
            <text:p>54.149488</text:p>
          </table:table-cell>
          <table:table-cell office:value-type="float" office:value="55.787147" calcext:value-type="float">
            <text:p>55.787147</text:p>
          </table:table-cell>
          <table:table-cell office:value-type="float" office:value="54.318845" calcext:value-type="float">
            <text:p>54.318845</text:p>
          </table:table-cell>
          <table:table-cell table:formula="of:=AVERAGE([.D5:.H5])" office:value-type="float" office:value="54.7634046" calcext:value-type="float">
            <text:p>54.7634046</text:p>
          </table:table-cell>
        </table:table-row>
        <table:table-row table:style-name="ro1">
          <table:table-cell office:value-type="string" calcext:value-type="string">
            <text:p>8000-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49.233847" calcext:value-type="float">
            <text:p>49.233847</text:p>
          </table:table-cell>
          <table:table-cell office:value-type="float" office:value="49.35386" calcext:value-type="float">
            <text:p>49.35386</text:p>
          </table:table-cell>
          <table:table-cell office:value-type="float" office:value="49.655297" calcext:value-type="float">
            <text:p>49.655297</text:p>
          </table:table-cell>
          <table:table-cell office:value-type="float" office:value="49.338253" calcext:value-type="float">
            <text:p>49.338253</text:p>
          </table:table-cell>
          <table:table-cell office:value-type="float" office:value="49.296679" calcext:value-type="float">
            <text:p>49.296679</text:p>
          </table:table-cell>
          <table:table-cell table:formula="of:=AVERAGE([.D7:.H7])" office:value-type="float" office:value="49.3755872" calcext:value-type="float">
            <text:p>49.3755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3.083486" calcext:value-type="float">
            <text:p>33.083486</text:p>
          </table:table-cell>
          <table:table-cell office:value-type="float" office:value="32.522536" calcext:value-type="float">
            <text:p>32.522536</text:p>
          </table:table-cell>
          <table:table-cell office:value-type="float" office:value="32.613562" calcext:value-type="float">
            <text:p>32.613562</text:p>
          </table:table-cell>
          <table:table-cell office:value-type="float" office:value="32.68846" calcext:value-type="float">
            <text:p>32.68846</text:p>
          </table:table-cell>
          <table:table-cell office:value-type="float" office:value="32.999159" calcext:value-type="float">
            <text:p>32.999159</text:p>
          </table:table-cell>
          <table:table-cell table:formula="of:=AVERAGE([.D8:.H8])" office:value-type="float" office:value="32.7814406" calcext:value-type="float">
            <text:p>32.7814406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48.163549" calcext:value-type="float">
            <text:p>48.163549</text:p>
          </table:table-cell>
          <table:table-cell office:value-type="float" office:value="47.714847" calcext:value-type="float">
            <text:p>47.714847</text:p>
          </table:table-cell>
          <table:table-cell office:value-type="float" office:value="47.7533" calcext:value-type="float">
            <text:p>47.7533</text:p>
          </table:table-cell>
          <table:table-cell office:value-type="float" office:value="47.752587" calcext:value-type="float">
            <text:p>47.752587</text:p>
          </table:table-cell>
          <table:table-cell office:value-type="float" office:value="47.776314" calcext:value-type="float">
            <text:p>47.776314</text:p>
          </table:table-cell>
          <table:table-cell table:formula="of:=AVERAGE([.D9:.H9])" office:value-type="float" office:value="47.8321194" calcext:value-type="float">
            <text:p>47.8321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33.031001" calcext:value-type="float">
            <text:p>33.031001</text:p>
          </table:table-cell>
          <table:table-cell office:value-type="float" office:value="32.724915" calcext:value-type="float">
            <text:p>32.724915</text:p>
          </table:table-cell>
          <table:table-cell office:value-type="float" office:value="32.899621" calcext:value-type="float">
            <text:p>32.899621</text:p>
          </table:table-cell>
          <table:table-cell office:value-type="float" office:value="32.528415" calcext:value-type="float">
            <text:p>32.528415</text:p>
          </table:table-cell>
          <table:table-cell office:value-type="float" office:value="32.63878" calcext:value-type="float">
            <text:p>32.63878</text:p>
          </table:table-cell>
          <table:table-cell table:formula="of:=AVERAGE([.D10:.H10])" office:value-type="float" office:value="32.7645464" calcext:value-type="float">
            <text:p>32.7645464</text:p>
          </table:table-cell>
        </table:table-row>
        <table:table-row table:style-name="ro1">
          <table:table-cell office:value-type="string" calcext:value-type="string">
            <text:p>8000-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32.634948" calcext:value-type="float">
            <text:p>32.634948</text:p>
          </table:table-cell>
          <table:table-cell office:value-type="float" office:value="32.582102" calcext:value-type="float">
            <text:p>32.582102</text:p>
          </table:table-cell>
          <table:table-cell office:value-type="float" office:value="32.63492" calcext:value-type="float">
            <text:p>32.63492</text:p>
          </table:table-cell>
          <table:table-cell office:value-type="float" office:value="32.605234" calcext:value-type="float">
            <text:p>32.605234</text:p>
          </table:table-cell>
          <table:table-cell office:value-type="float" office:value="32.65096" calcext:value-type="float">
            <text:p>32.65096</text:p>
          </table:table-cell>
          <table:table-cell table:formula="of:=AVERAGE([.D12:.H12])" office:value-type="float" office:value="32.6216328" calcext:value-type="float">
            <text:p>32.6216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3.431199" calcext:value-type="float">
            <text:p>23.431199</text:p>
          </table:table-cell>
          <table:table-cell office:value-type="float" office:value="23.350214" calcext:value-type="float">
            <text:p>23.350214</text:p>
          </table:table-cell>
          <table:table-cell office:value-type="float" office:value="23.547573" calcext:value-type="float">
            <text:p>23.547573</text:p>
          </table:table-cell>
          <table:table-cell office:value-type="float" office:value="23.370063" calcext:value-type="float">
            <text:p>23.370063</text:p>
          </table:table-cell>
          <table:table-cell office:value-type="float" office:value="23.269402" calcext:value-type="float">
            <text:p>23.269402</text:p>
          </table:table-cell>
          <table:table-cell table:formula="of:=AVERAGE([.D13:.H13])" office:value-type="float" office:value="23.3936902" calcext:value-type="float">
            <text:p>23.3936902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32.48119" calcext:value-type="float">
            <text:p>32.48119</text:p>
          </table:table-cell>
          <table:table-cell office:value-type="float" office:value="32.478725" calcext:value-type="float">
            <text:p>32.478725</text:p>
          </table:table-cell>
          <table:table-cell office:value-type="float" office:value="32.539045" calcext:value-type="float">
            <text:p>32.539045</text:p>
          </table:table-cell>
          <table:table-cell office:value-type="float" office:value="32.370222" calcext:value-type="float">
            <text:p>32.370222</text:p>
          </table:table-cell>
          <table:table-cell office:value-type="float" office:value="32.398093" calcext:value-type="float">
            <text:p>32.398093</text:p>
          </table:table-cell>
          <table:table-cell table:formula="of:=AVERAGE([.D14:.H14])" office:value-type="float" office:value="32.453455" calcext:value-type="float">
            <text:p>32.453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22.55213" calcext:value-type="float">
            <text:p>22.55213</text:p>
          </table:table-cell>
          <table:table-cell office:value-type="float" office:value="23.423961" calcext:value-type="float">
            <text:p>23.423961</text:p>
          </table:table-cell>
          <table:table-cell office:value-type="float" office:value="23.351449" calcext:value-type="float">
            <text:p>23.351449</text:p>
          </table:table-cell>
          <table:table-cell office:value-type="float" office:value="22.538095" calcext:value-type="float">
            <text:p>22.538095</text:p>
          </table:table-cell>
          <table:table-cell office:value-type="float" office:value="23.230633" calcext:value-type="float">
            <text:p>23.230633</text:p>
          </table:table-cell>
          <table:table-cell table:formula="of:=AVERAGE([.D15:.H15])" office:value-type="float" office:value="23.0192536" calcext:value-type="float">
            <text:p>23.0192536</text:p>
          </table:table-cell>
        </table:table-row>
        <table:table-row table:style-name="ro1">
          <table:table-cell office:value-type="string" calcext:value-type="string">
            <text:p>8000-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24.7729" calcext:value-type="float">
            <text:p>24.7729</text:p>
          </table:table-cell>
          <table:table-cell office:value-type="float" office:value="24.78422" calcext:value-type="float">
            <text:p>24.78422</text:p>
          </table:table-cell>
          <table:table-cell office:value-type="float" office:value="24.83761" calcext:value-type="float">
            <text:p>24.83761</text:p>
          </table:table-cell>
          <table:table-cell office:value-type="float" office:value="24.767268" calcext:value-type="float">
            <text:p>24.767268</text:p>
          </table:table-cell>
          <table:table-cell office:value-type="float" office:value="24.853643" calcext:value-type="float">
            <text:p>24.853643</text:p>
          </table:table-cell>
          <table:table-cell table:formula="of:=AVERAGE([.D17:.H17])" office:value-type="float" office:value="24.8031282" calcext:value-type="float">
            <text:p>24.8031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9.182038" calcext:value-type="float">
            <text:p>19.182038</text:p>
          </table:table-cell>
          <table:table-cell office:value-type="float" office:value="19.917003" calcext:value-type="float">
            <text:p>19.917003</text:p>
          </table:table-cell>
          <table:table-cell office:value-type="float" office:value="20.73375" calcext:value-type="float">
            <text:p>20.73375</text:p>
          </table:table-cell>
          <table:table-cell office:value-type="float" office:value="19.604796" calcext:value-type="float">
            <text:p>19.604796</text:p>
          </table:table-cell>
          <table:table-cell office:value-type="float" office:value="18.796579" calcext:value-type="float">
            <text:p>18.796579</text:p>
          </table:table-cell>
          <table:table-cell table:formula="of:=AVERAGE([.D18:.H18])" office:value-type="float" office:value="19.6468332" calcext:value-type="float">
            <text:p>19.6468332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24.881558" calcext:value-type="float">
            <text:p>24.881558</text:p>
          </table:table-cell>
          <table:table-cell office:value-type="float" office:value="24.845035" calcext:value-type="float">
            <text:p>24.845035</text:p>
          </table:table-cell>
          <table:table-cell office:value-type="float" office:value="24.805334" calcext:value-type="float">
            <text:p>24.805334</text:p>
          </table:table-cell>
          <table:table-cell office:value-type="float" office:value="24.826275" calcext:value-type="float">
            <text:p>24.826275</text:p>
          </table:table-cell>
          <table:table-cell office:value-type="float" office:value="24.779919" calcext:value-type="float">
            <text:p>24.779919</text:p>
          </table:table-cell>
          <table:table-cell table:formula="of:=AVERAGE([.D19:.H19])" office:value-type="float" office:value="24.8276242" calcext:value-type="float">
            <text:p>24.82762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8.640195" calcext:value-type="float">
            <text:p>18.640195</text:p>
          </table:table-cell>
          <table:table-cell office:value-type="float" office:value="18.819416" calcext:value-type="float">
            <text:p>18.819416</text:p>
          </table:table-cell>
          <table:table-cell office:value-type="float" office:value="18.715333" calcext:value-type="float">
            <text:p>18.715333</text:p>
          </table:table-cell>
          <table:table-cell office:value-type="float" office:value="18.742424" calcext:value-type="float">
            <text:p>18.742424</text:p>
          </table:table-cell>
          <table:table-cell office:value-type="float" office:value="18.617421" calcext:value-type="float">
            <text:p>18.617421</text:p>
          </table:table-cell>
          <table:table-cell table:formula="of:=AVERAGE([.D20:.H20])" office:value-type="float" office:value="18.7069578" calcext:value-type="float">
            <text:p>18.7069578</text:p>
          </table:table-cell>
        </table:table-row>
        <table:table-row table:style-name="ro1">
          <table:table-cell office:value-type="string" calcext:value-type="string">
            <text:p>8000-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CES:cores|BIND:close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22.745083" calcext:value-type="float">
            <text:p>22.745083</text:p>
          </table:table-cell>
          <table:table-cell office:value-type="float" office:value="22.742274" calcext:value-type="float">
            <text:p>22.742274</text:p>
          </table:table-cell>
          <table:table-cell office:value-type="float" office:value="22.75224" calcext:value-type="float">
            <text:p>22.75224</text:p>
          </table:table-cell>
          <table:table-cell office:value-type="float" office:value="22.755697" calcext:value-type="float">
            <text:p>22.755697</text:p>
          </table:table-cell>
          <table:table-cell office:value-type="float" office:value="22.752677" calcext:value-type="float">
            <text:p>22.752677</text:p>
          </table:table-cell>
          <table:table-cell table:formula="of:=AVERAGE([.D22:.H22])" office:value-type="float" office:value="22.7495942" calcext:value-type="float">
            <text:p>22.74959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7.490858" calcext:value-type="float">
            <text:p>17.490858</text:p>
          </table:table-cell>
          <table:table-cell office:value-type="float" office:value="17.328504" calcext:value-type="float">
            <text:p>17.328504</text:p>
          </table:table-cell>
          <table:table-cell office:value-type="float" office:value="17.36448" calcext:value-type="float">
            <text:p>17.36448</text:p>
          </table:table-cell>
          <table:table-cell office:value-type="float" office:value="17.221721" calcext:value-type="float">
            <text:p>17.221721</text:p>
          </table:table-cell>
          <table:table-cell office:value-type="float" office:value="17.383781" calcext:value-type="float">
            <text:p>17.383781</text:p>
          </table:table-cell>
          <table:table-cell table:formula="of:=AVERAGE([.D23:.H23])" office:value-type="float" office:value="17.3578688" calcext:value-type="float">
            <text:p>17.3578688</text:p>
          </table:table-cell>
        </table:table-row>
        <table:table-row table:style-name="ro1">
          <table:table-cell office:value-type="string" calcext:value-type="string">
            <text:p>PLACES:cores|BIND:spread</text:p>
          </table:table-cell>
          <table:table-cell office:value-type="string" calcext:value-type="string">
            <text:p>OPT-MAVX</text:p>
          </table:table-cell>
          <table:table-cell office:value-type="string" calcext:value-type="string">
            <text:p>8 threads</text:p>
          </table:table-cell>
          <table:table-cell office:value-type="float" office:value="22.735637" calcext:value-type="float">
            <text:p>22.735637</text:p>
          </table:table-cell>
          <table:table-cell office:value-type="float" office:value="22.565609" calcext:value-type="float">
            <text:p>22.565609</text:p>
          </table:table-cell>
          <table:table-cell office:value-type="float" office:value="22.562952" calcext:value-type="float">
            <text:p>22.562952</text:p>
          </table:table-cell>
          <table:table-cell office:value-type="float" office:value="22.684451" calcext:value-type="float">
            <text:p>22.684451</text:p>
          </table:table-cell>
          <table:table-cell office:value-type="float" office:value="22.515428" calcext:value-type="float">
            <text:p>22.515428</text:p>
          </table:table-cell>
          <table:table-cell table:formula="of:=AVERAGE([.D24:.H24])" office:value-type="float" office:value="22.6128154" calcext:value-type="float">
            <text:p>22.61281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 threads</text:p>
          </table:table-cell>
          <table:table-cell office:value-type="float" office:value="17.483543" calcext:value-type="float">
            <text:p>17.483543</text:p>
          </table:table-cell>
          <table:table-cell office:value-type="float" office:value="17.493557" calcext:value-type="float">
            <text:p>17.493557</text:p>
          </table:table-cell>
          <table:table-cell office:value-type="float" office:value="17.264676" calcext:value-type="float">
            <text:p>17.264676</text:p>
          </table:table-cell>
          <table:table-cell office:value-type="float" office:value="17.559588" calcext:value-type="float">
            <text:p>17.559588</text:p>
          </table:table-cell>
          <table:table-cell office:value-type="float" office:value="17.189739" calcext:value-type="float">
            <text:p>17.189739</text:p>
          </table:table-cell>
          <table:table-cell table:formula="of:=AVERAGE([.D25:.H25])" office:value-type="float" office:value="17.3982206" calcext:value-type="float">
            <text:p>17.3982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/00/0000</text:date>, <text:time style:data-style-name="N2" text:time-value="20:38:09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4:01:42.945000000</meta:creation-date>
    <meta:generator>LibreOffice/5.4.2.2$Windows_x86 LibreOffice_project/22b09f6418e8c2d508a9eaf86b2399209b0990f4</meta:generator>
    <dc:date>2017-11-01T20:41:04.561000000</dc:date>
    <meta:editing-duration>PT12M56S</meta:editing-duration>
    <meta:editing-cycles>2</meta:editing-cycles>
    <meta:document-statistic meta:table-count="2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8.989cm" xlink:href=".." xlink:type="simple" chart:class="chart:bar" chart:style-name="ch1">
        <chart:title svg:x="5.577cm" svg:y="0.315cm" chart:style-name="ch2">
          <text:p>Optimizado con MAVX</text:p>
        </chart:title>
        <chart:subtitle svg:x="6.744cm" svg:y="1.299cm" chart:style-name="ch3">
          <text:p>Cores - close.</text:p>
        </chart:subtitle>
        <chart:legend chart:legend-position="end" svg:x="13.657cm" svg:y="3.184cm" style:legend-expansion="high" chart:style-name="ch4"/>
        <chart:plot-area chart:style-name="ch5" table:cell-range-address="Resultados.A1:Resultados.F4" chart:data-source-has-labels="both" svg:x="0.319cm" svg:y="2.135cm" svg:width="13.019cm" svg:height="6.675cm">
          <chartooo:coordinate-region svg:x="0.951cm" svg:y="2.337cm" svg:width="12.387cm" svg:height="5.82cm"/>
          <chart:axis chart:dimension="x" chart:name="primary-x" chart:style-name="ch6" chartooo:axis-type="auto">
            <chartooo:date-scale/>
            <chart:categories table:cell-range-address="Resultados.A3:Resultados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ltados.B3:Resultados.B4" chart:label-cell-address="Resultados.B1:Resultados.B2" chart:class="chart:bar">
            <chart:data-point chart:repeated="2"/>
          </chart:series>
          <chart:series chart:style-name="ch10" chart:values-cell-range-address="Resultados.C3:Resultados.C4" chart:label-cell-address="Resultados.C1:Resultados.C2" chart:class="chart:bar">
            <chart:data-point chart:repeated="2"/>
          </chart:series>
          <chart:series chart:style-name="ch11" chart:values-cell-range-address="Resultados.D3:Resultados.D4" chart:label-cell-address="Resultados.D1:Resultados.D2" chart:class="chart:bar">
            <chart:data-point chart:repeated="2"/>
          </chart:series>
          <chart:series chart:style-name="ch12" chart:values-cell-range-address="Resultados.E3:Resultados.E4" chart:label-cell-address="Resultados.E1:Resultados.E2" chart:class="chart:bar">
            <chart:data-point chart:repeated="2"/>
          </chart:series>
          <chart:series chart:style-name="ch13" chart:values-cell-range-address="Resultados.F3:Resultados.F4" chart:label-cell-address="Resultados.F1:Resultados.F2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000-16</text:p>
                <text:list>
                  <text:list-item>
                    <text:p/>
                  </text:list-item>
                  <text:list-item>
                    <text:p>8000-16</text:p>
                  </text:list-item>
                </text:list>
                <draw:g>
                  <svg:desc>Resultados.B1:Resultados.B2</svg:desc>
                </draw:g>
              </table:table-cell>
              <table:table-cell office:value-type="string">
                <text:p>8000-32</text:p>
                <text:list>
                  <text:list-item>
                    <text:p/>
                  </text:list-item>
                  <text:list-item>
                    <text:p>8000-32</text:p>
                  </text:list-item>
                </text:list>
                <draw:g>
                  <svg:desc>Resultados.C1:Resultados.C2</svg:desc>
                </draw:g>
              </table:table-cell>
              <table:table-cell office:value-type="string">
                <text:p>8000-64</text:p>
                <text:list>
                  <text:list-item>
                    <text:p/>
                  </text:list-item>
                  <text:list-item>
                    <text:p>8000-64</text:p>
                  </text:list-item>
                </text:list>
                <draw:g>
                  <svg:desc>Resultados.D1:Resultados.D2</svg:desc>
                </draw:g>
              </table:table-cell>
              <table:table-cell office:value-type="string">
                <text:p>8000-128</text:p>
                <text:list>
                  <text:list-item>
                    <text:p/>
                  </text:list-item>
                  <text:list-item>
                    <text:p>8000-128</text:p>
                  </text:list-item>
                </text:list>
                <draw:g>
                  <svg:desc>Resultados.E1:Resultados.E2</svg:desc>
                </draw:g>
              </table:table-cell>
              <table:table-cell office:value-type="string">
                <text:p>8000-256</text:p>
                <text:list>
                  <text:list-item>
                    <text:p/>
                  </text:list-item>
                  <text:list-item>
                    <text:p>8000-256</text:p>
                  </text:list-item>
                </text:list>
                <draw:g>
                  <svg:desc>Resultados.F1:Resultado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Resultados.A3:Resultados.A4</svg:desc>
                </draw:g>
              </table:table-cell>
              <table:table-cell office:value-type="float" office:value="81.6084884">
                <text:p>81.6084884</text:p>
                <draw:g>
                  <svg:desc>Resultados.B3:Resultados.B4</svg:desc>
                </draw:g>
              </table:table-cell>
              <table:table-cell office:value-type="float" office:value="49.3755872">
                <text:p>49.3755872</text:p>
                <draw:g>
                  <svg:desc>Resultados.C3:Resultados.C4</svg:desc>
                </draw:g>
              </table:table-cell>
              <table:table-cell office:value-type="float" office:value="32.6216328">
                <text:p>32.6216328</text:p>
                <draw:g>
                  <svg:desc>Resultados.D3:Resultados.D4</svg:desc>
                </draw:g>
              </table:table-cell>
              <table:table-cell office:value-type="float" office:value="24.8031282">
                <text:p>24.8031282</text:p>
                <draw:g>
                  <svg:desc>Resultados.E3:Resultados.E4</svg:desc>
                </draw:g>
              </table:table-cell>
              <table:table-cell office:value-type="float" office:value="22.7495942">
                <text:p>22.7495942</text:p>
                <draw:g>
                  <svg:desc>Resultados.F3:Resultados.F4</svg:desc>
                </draw:g>
              </table:table-cell>
            </table:table-row>
            <table:table-row>
              <table:table-cell office:value-type="string">
                <text:p>12 threads</text:p>
              </table:table-cell>
              <table:table-cell office:value-type="float" office:value="54.9750632">
                <text:p>54.9750632</text:p>
              </table:table-cell>
              <table:table-cell office:value-type="float" office:value="32.7814406">
                <text:p>32.7814406</text:p>
              </table:table-cell>
              <table:table-cell office:value-type="float" office:value="23.3936902">
                <text:p>23.3936902</text:p>
              </table:table-cell>
              <table:table-cell office:value-type="float" office:value="19.6468332">
                <text:p>19.6468332</text:p>
              </table:table-cell>
              <table:table-cell office:value-type="float" office:value="17.3578688">
                <text:p>17.35786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